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2874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4.85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6937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1.322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0.4535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5043in"/>
    </style:style>
    <style:style style:name="co20" style:family="table-column">
      <style:table-column-properties fo:break-before="auto" style:column-width="0.7862in"/>
    </style:style>
    <style:style style:name="co21" style:family="table-column">
      <style:table-column-properties fo:break-before="auto" style:column-width="0.861in"/>
    </style:style>
    <style:style style:name="co22" style:family="table-column">
      <style:table-column-properties fo:break-before="auto" style:column-width="1.1929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7937in"/>
    </style:style>
    <style:style style:name="co26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15" style:family="table-cell" style:parent-style-name="Default">
      <style:table-cell-properties style:text-align-source="value-type" style:repeat-content="false" fo:border="0.74pt solid #000000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FPGA)</text:p>
          </table:table-cell>
          <table:table-cell table:style-name="ce1" office:value-type="string" calcext:value-type="string">
            <text:p>DIFFERNETIAL PAIR</text:p>
          </table:table-cell>
          <table:table-cell table:style-name="ce1" office:value-type="string" calcext:value-type="string">
            <text:p>FPGA BA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2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3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0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1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0-OSC_IN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1-OSC_OUT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/>
          <table:table-cell table:style-name="ce5"/>
          <table:table-cell table:style-name="ce4" table:number-columns-repeated="4"/>
          <table:table-cell table:style-name="ce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CLK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/>
          <table:table-cell table:style-name="ce4" table:number-columns-repeated="5"/>
          <table:table-cell table:style-name="ce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/>
          <table:table-cell table:style-name="ce4"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NCS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7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2" table:default-cell-style-name="ce11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8"/>
        <table:table-column table:style-name="co9" table:default-cell-style-name="ce10"/>
        <table:table-column table:style-name="co10" table:default-cell-style-name="ce11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FPGA)</text:p>
          </table:table-cell>
          <table:table-cell table:style-name="ce1" office:value-type="string" calcext:value-type="string">
            <text:p>DIFFERNETIAL PAIR</text:p>
          </table:table-cell>
          <table:table-cell table:style-name="ce1" office:value-type="string" calcext:value-type="string">
            <text:p>FPGA BA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9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12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FPGA_CONFIG_DONE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FPGA_RESET_LVCMOS33_L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FPGA_DAC_B12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FPGA_DAC_B13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FPGA_DAC_CLK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SLEEP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ISO_LVCMOS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CLK_LVCMOS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SEL_N_LVCMOS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OSI_LVCMOS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24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22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T_36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FPGA_DAC_B0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+2V5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FPGA_DAC_B1_LVCMOS33</text:p>
          </table:table-cell>
          <table:table-cell table:style-name="ce15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2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3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FPGA_DAC_B4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5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6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7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FPGA_CLK_10MHZ_LVCMOS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8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FPGA_CLK_EN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9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PGA_LED_0_OD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PGA_LED_1_OD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PGA_LED_2_OD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10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FPGA_DAC_B11_LVCMOS3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3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5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TRUE_of_IOB_11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table:style-name="ce10" office:value-type="string" calcext:value-type="string">
            <text:p>COMP_of_IOB_10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IOB_10a</text:p>
          </table:table-cell>
          <table:table-cell table:style-name="ce14" office:value-type="string" calcext:value-type="string">
            <text:p>DPIO</text:p>
          </table:table-cell>
          <table:table-cell table:style-name="ce14"/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3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IOB_11b_G5</text:p>
          </table:table-cell>
          <table:table-cell table:style-name="ce14" office:value-type="string" calcext:value-type="string">
            <text:p>DPIO/GBIN</text:p>
          </table:table-cell>
          <table:table-cell table:style-name="ce14"/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IOB_12a_G4_CDONE</text:p>
          </table:table-cell>
          <table:table-cell table:style-name="ce14" office:value-type="string" calcext:value-type="string">
            <text:p>CONFIG/DPIO/GBIN</text:p>
          </table:table-cell>
          <table:table-cell table:style-name="ce14"/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IOT_47a</text:p>
          </table:table-cell>
          <table:table-cell table:style-name="ce14" office:value-type="string" calcext:value-type="string">
            <text:p>PIO</text:p>
          </table:table-cell>
          <table:table-cell table:style-name="ce14"/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table table:name="STM32 OU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 table:number-columns-repeated="4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0</text:p>
          </table:table-cell>
          <table:table-cell table:number-columns-repeated="5"/>
          <table:table-cell office:value-type="string" calcext:value-type="string">
            <text:p>SAI1_SD_B</text:p>
          </table:table-cell>
          <table:table-cell table:number-columns-repeated="5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1</text:p>
          </table:table-cell>
          <table:table-cell table:number-columns-repeated="4"/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 table:number-columns-repeated="2"/>
          <table:table-cell office:value-type="string" calcext:value-type="string">
            <text:p>TIM9_CH2</text:p>
          </table:table-cell>
          <table:table-cell/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5"/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3</text:p>
          </table:table-cell>
          <table:table-cell table:number-columns-repeated="4"/>
          <table:table-cell office:value-type="string" calcext:value-type="string">
            <text:p>TIM10_CH1</text:p>
          </table:table-cell>
          <table:table-cell table:number-columns-repeated="2"/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11_CH1</text:p>
          </table:table-cell>
          <table:table-cell table:number-columns-repeated="2"/>
          <table:table-cell office:value-type="string" calcext:value-type="string">
            <text:p>SAI1_MCLK_B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0</text:p>
          </table:table-cell>
          <table:table-cell table:number-columns-repeated="7"/>
          <table:table-cell office:value-type="string" calcext:value-type="string">
            <text:p>SAI1_SCK_B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1</text:p>
          </table:table-cell>
          <table:table-cell table:number-columns-repeated="7"/>
          <table:table-cell office:value-type="string" calcext:value-type="string">
            <text:p>SAI1_FS_B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table:number-columns-repeated="15"/>
          <table:table-cell office:value-type="string" calcext:value-type="string">
            <text:p>DCMI_D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0-OSC_IN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1-OSC_OUT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AI1_MCLK_B</text:p>
          </table:table-cell>
          <table:table-cell table:number-columns-repeated="3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3_SD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I2S2_SD/SPI2_MOSI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USB_OTG_HS_ULPI_DIR</text:p>
          </table:table-cell>
          <table:table-cell/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2_SD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/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/>
          <table:table-cell office:value-type="string" calcext:value-type="string">
            <text:p>SAI1_FS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USB_OTG_HS_ULPI_D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table:number-columns-repeated="6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4"/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/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1_MCK</text:p>
          </table:table-cell>
          <table:table-cell table:number-columns-repeated="2"/>
          <table:table-cell office:value-type="string" calcext:value-type="string">
            <text:p>SPDIFRX_IN2</text:p>
          </table:table-cell>
          <table:table-cell table:number-columns-repeated="3"/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RX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3"/>
          <table:table-cell office:value-type="string" calcext:value-type="string">
            <text:p>I2S3_SD/SPI3_MOSI</text:p>
          </table:table-cell>
          <table:table-cell office:value-type="string" calcext:value-type="string">
            <text:p>UART4_CTS</text:p>
          </table:table-cell>
          <table:table-cell/>
          <table:table-cell office:value-type="string" calcext:value-type="string">
            <text:p>USB_OTG_HS_ULPI_D1</text:p>
          </table:table-cell>
          <table:table-cell/>
          <table:table-cell office:value-type="string" calcext:value-type="string">
            <text:p>SDIO_D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USB_OTG_HS_ULPI_D2</text:p>
          </table:table-cell>
          <table:table-cell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CLK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table:number-columns-repeated="4"/>
          <table:table-cell office:value-type="string" calcext:value-type="string">
            <text:p>SAI1_SD_A</text:p>
          </table:table-cell>
          <table:table-cell office:value-type="string" calcext:value-type="string">
            <text:p>I2S3_SD/SPI3_MOSI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USB_OTG_HS_ULPI_D4</text:p>
          </table:table-cell>
          <table:table-cell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6"/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6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 table:number-columns-repeated="8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table:number-columns-repeated="8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table:number-columns-repeated="3"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 table:number-columns-repeated="3"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USB_OTG_HS_ULPI_D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office:value-type="string" calcext:value-type="string">
            <text:p>SAI2_SD_A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CAN2_RX</text:p>
          </table:table-cell>
          <table:table-cell office:value-type="string" calcext:value-type="string">
            <text:p>USB_OTG_HS_ULPI_D5</text:p>
          </table:table-cell>
          <table:table-cell/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3"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USB_OTG_HS_ULPI_D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TIM12_CH1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I2S2_SD/SPI2_MOSI</text:p>
          </table:table-cell>
          <table:table-cell table:number-columns-repeated="3"/>
          <table:table-cell office:value-type="string" calcext:value-type="string">
            <text:p>TIM12_CH2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TX</text:p>
          </table:table-cell>
          <table:table-cell office:value-type="string" calcext:value-type="string">
            <text:p>SPDIFRX_IN1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RX</text:p>
          </table:table-cell>
          <table:table-cell table:number-columns-repeated="4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CK</text:p>
          </table:table-cell>
          <table:table-cell table:number-columns-repeated="4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FMPI2C1_SCL</text:p>
          </table:table-cell>
          <table:table-cell table:number-columns-repeated="2"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FMPI2C1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FMPI2C1_SCL</text:p>
          </table:table-cell>
          <table:table-cell table:number-columns-repeated="3"/>
          <table:table-cell office:value-type="string" calcext:value-type="string">
            <text:p>SAI2_SCK_A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FMPI2C1_SDA</text:p>
          </table:table-cell>
          <table:table-cell table:number-columns-repeated="7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table:number-columns-repeated="13"/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NCS</text:p>
          </table:table-cell>
          <table:table-cell table:number-columns-repeated="11"/>
          <table:table-cell office:value-type="string" calcext:value-type="string">
            <text:p>QUADSPI_BK1_NCS</text:p>
          </table:table-cell>
          <table:table-cell table:number-columns-repeated="2"/>
          <table:table-cell office:value-type="string" calcext:value-type="string">
            <text:p>DCMI_D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3</text:p>
          </table:table-cell>
          <table:table-cell office:value-type="string" calcext:value-type="string">
            <text:p>DCMI_D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SPDIFRX_IN2</text:p>
          </table:table-cell>
          <table:table-cell office:value-type="string" calcext:value-type="string">
            <text:p>USART6_RTS</text:p>
          </table:table-cell>
          <table:table-cell table:number-columns-repeated="3"/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FMPI2C1_SCL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USART6_TX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FMPI2C1_SDA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DCMI_D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USB_OTG_FS_ID</text:p>
          </table:table-cell>
          <table:table-cell table:number-columns-repeated="2"/>
          <table:table-cell office:value-type="string" calcext:value-type="string">
            <text:p>DCMI_D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5"/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5"/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MS-SWDIO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CK-SWCLK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table:number-columns-repeated="2"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/>
          <table:table-cell office:value-type="string" calcext:value-type="string">
            <text:p>UART4_RTS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I2S3_SD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4_MISO</text:p>
          </table:table-cell>
          <table:table-cell office:value-type="string" calcext:value-type="string">
            <text:p>I2S3_SD/SPI3_MOSI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I2S2_WS/SPI2_NSS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1</text:p>
          </table:table-cell>
          <table:table-cell table:number-columns-repeated="4"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</text:p>
          </table:table-cell>
          <table:table-cell/>
          <table:table-cell office:value-type="string" calcext:value-type="string">
            <text:p>QUADSPI_CLK</text:p>
          </table:table-cell>
          <table:table-cell table:number-columns-repeated="2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RTS</text:p>
          </table:table-cell>
          <table:table-cell table:number-columns-repeated="4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TX</text:p>
          </table:table-cell>
          <table:table-cell table:number-columns-repeated="4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3_SD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CK</text:p>
          </table:table-cell>
          <table:table-cell office:value-type="string" calcext:value-type="string">
            <text:p>SPDIFRX_IN0</text:p>
          </table:table-cell>
          <table:table-cell table:number-columns-repeated="3"/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SPDIFRX_IN3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3/FMC_NE2</text:p>
          </table:table-cell>
          <table:table-cell office:value-type="string" calcext:value-type="string">
            <text:p>DCMI_VSYN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4_SCK</text:p>
          </table:table-cell>
          <table:table-cell office:value-type="string" calcext:value-type="string">
            <text:p>SPDIFRX_IN0</text:p>
          </table:table-cell>
          <table:table-cell table:number-columns-repeated="5"/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4_MISO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USART6_RTS</text:p>
          </table:table-cell>
          <table:table-cell table:number-columns-repeated="3"/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 table:number-columns-repeated="5"/>
          <table:table-cell office:value-type="string" calcext:value-type="string">
            <text:p>SPI4_MOSI</text:p>
          </table:table-cell>
          <table:table-cell/>
          <table:table-cell office:value-type="string" calcext:value-type="string">
            <text:p>USART6_CTS</text:p>
          </table:table-cell>
          <table:table-cell table:number-columns-repeated="3"/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 table:number-columns-repeated="5"/>
          <table:table-cell office:value-type="string" calcext:value-type="string">
            <text:p>SPI4_NSS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/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USART6_CT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RST</text:p>
          </table:table-cell>
          <table:table-cell/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I2C3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2_WS/SPI2_NSS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I2S1_SD/SPI1_MOSI</text:p>
          </table:table-cell>
          <table:table-cell office:value-type="string" calcext:value-type="string">
            <text:p>I2S3_SD/SPI3_MOSI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USB_OTG_HS_ULPI_D7</text:p>
          </table:table-cell>
          <table:table-cell/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1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 office:value-type="string" calcext:value-type="string">
            <text:p>SPDIFRX_IN0</text:p>
          </table:table-cell>
          <table:table-cell table:number-columns-repeated="3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AI1_FS_B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7"/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MCU.A1:MCU.J145" table:display-filter-buttons="true"/>
        <table:database-range table:name="__Anonymous_Sheet_DB__1" table:target-range-address="FPGA.A1:FPGA.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8:07:04.189010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09-22T19:46:34.910020122</dc:date>
    <meta:editing-duration>PT5H46M27S</meta:editing-duration>
    <meta:editing-cycles>44</meta:editing-cycles>
    <meta:generator>LibreOffice/24.2.5.2$Linux_X86_64 LibreOffice_project/420$Build-2</meta:generator>
    <meta:document-statistic meta:table-count="3" meta:cell-count="1777" meta:object-count="0"/>
  </office:meta>
</office:document-meta>
</file>